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55cm" fo:min-width="4.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95cm" fo:min-width="5.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78cm" fo:min-width="2.75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78cm" fo:min-width="2.68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872cm" fo:min-width="3.10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15cm" fo:min-width="3.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opacity="0%" draw:fill="none" draw:fill-color="#ffffff" draw:textarea-horizontal-align="justify" draw:textarea-vertical-align="middle" draw:auto-grow-height="false" fo:min-height="0.35cm" fo:min-width="0.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35cm" fo:min-width="1.7cm"/>
    </style:style>
    <style:style style:name="gr10" style:family="graphic" style:parent-style-name="standard">
      <style:graphic-properties svg:stroke-opacity="0%" draw:fill="none" draw:fill-color="#ffffff" draw:textarea-horizontal-align="justify" draw:textarea-vertical-align="middle" draw:auto-grow-height="false" fo:min-height="0.35cm" fo:min-width="1.7cm"/>
    </style:style>
    <style:style style:name="gr11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0.35cm" fo:min-width="0.7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35cm" fo:min-width="0.7cm"/>
    </style:style>
    <style:style style:name="gr13" style:family="graphic" style:parent-style-name="standard">
      <style:graphic-properties svg:stroke-opacity="0%" draw:fill="none" draw:textarea-horizontal-align="justify" draw:textarea-vertical-align="middle" draw:auto-grow-height="false" fo:min-height="0.35cm" fo:min-width="0.7cm"/>
    </style:style>
    <style:style style:name="gr14" style:family="graphic" style:parent-style-name="standard">
      <style:graphic-properties svg:stroke-opacity="0%" draw:fill="none" draw:textarea-horizontal-align="justify" draw:textarea-vertical-align="middle" draw:auto-grow-height="false" fo:min-height="1.75cm" fo:min-width="0.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text-underline-style="none" style:font-size-asian="14pt" style:font-size-complex="14pt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15pt" style:text-underline-style="none" style:font-size-asian="15pt" style:font-size-complex="15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4.8cm" svg:height="3.8cm" svg:x="7.2cm" svg:y="1.8cm">
          <text:p text:style-name="P1">Joueur</text:p>
          <text:p text:style-name="P1">-------------------</text:p>
          <text:p text:style-name="P1"><text:span text:style-name="T1">pseudo</text:span></text:p>
          <text:p text:style-name="P1"><text:span text:style-name="T2">email</text:span></text:p>
          <text:p text:style-name="P1"><text:span text:style-name="T2">annéeDeNaissan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.7cm" svg:height="5.2cm" svg:x="7.4cm" svg:y="20.8cm">
          <text:p text:style-name="P1">Partie</text:p>
          <text:p text:style-name="P1">---------------</text:p>
          <text:p text:style-name="P1"><text:span text:style-name="T3">idPartie</text:span></text:p>
          <text:p text:style-name="P1"><text:span text:style-name="T4">taille</text:span></text:p>
          <text:p text:style-name="P1"><text:span text:style-name="T4">sensj1</text:span></text:p>
          <text:p text:style-name="P1"><text:span text:style-name="T4">couleurj1</text:span></text:p>
          <text:p text:style-name="P1"><text:span text:style-name="T4">couleurj2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4.6cm" svg:height="2.3cm" svg:x="4.3cm" svg:y="12.9cm">
          <text:p text:style-name="P1">JouerCoup</text:p>
          <text:p text:style-name="P1"><text:span text:style-name="T5">--------------</text:span></text:p>
          <text:p text:style-name="P1"><text:span text:style-name="T6">numeroCoups</text:span></text:p>
          <text:p text:style-name="P1"><text:span text:style-name="T6">la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4.5cm" svg:height="2.3cm" svg:x="1.3cm" svg:y="8.6cm">
          <text:p text:style-name="P1">Gag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5.1cm" svg:height="3cm" svg:x="12.8cm" svg:y="12.9cm">
          <text:p text:style-name="P1">jouerPart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" draw:id="id2" draw:layer="layout" svg:width="4cm" svg:height="3.4cm" svg:x="15.1cm" svg:y="19.2cm">
          <text:p text:style-name="P1">Date</text:p>
          <text:p text:style-name="P1">---------------</text:p>
          <text:p text:style-name="P1"><text:span text:style-name="T7">lad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7.9cm" svg:y1="14.4cm" svg:x2="17.1cm" svg:y2="19.2cm" draw:start-shape="id1" draw:start-glue-point="10" draw:end-shape="id2" draw:end-glue-point="0" svg:d="M17900 14400h502v3151h-1302v1649" svg:viewBox="0 0 1303 4801">
          <text:p/>
        </draw:connector>
        <draw:connector draw:style-name="gr7" draw:text-style-name="P1" draw:layer="layout" svg:x1="7.2cm" svg:y1="3.7cm" svg:x2="3.55cm" svg:y2="8.6cm" draw:start-shape="id3" draw:start-glue-point="3" draw:end-shape="id4" draw:end-glue-point="4" svg:d="M7200 3700h-3650v4900" svg:viewBox="0 0 3651 4901">
          <text:p/>
        </draw:connector>
        <draw:connector draw:style-name="gr7" draw:text-style-name="P1" draw:layer="layout" svg:x1="3.55cm" svg:y1="10.9cm" svg:x2="7.4cm" svg:y2="23.4cm" draw:start-shape="id4" draw:start-glue-point="8" draw:end-shape="id5" draw:end-glue-point="3" svg:d="M3550 10900v12500h3850" svg:viewBox="0 0 3851 12501">
          <text:p/>
        </draw:connector>
        <draw:connector draw:style-name="gr7" draw:text-style-name="P1" draw:layer="layout" svg:x1="13.1cm" svg:y1="23.4cm" svg:x2="13.546cm" svg:y2="15.461cm" draw:start-shape="id5" draw:start-glue-point="1" draw:end-shape="id1" draw:end-glue-point="7" svg:d="M13100 23400h501v-5049h-55v-2890" svg:viewBox="0 0 502 7940">
          <text:p/>
        </draw:connector>
        <draw:connector draw:style-name="gr7" draw:text-style-name="P1" draw:layer="layout" svg:x1="6.6cm" svg:y1="12.9cm" svg:x2="9.6cm" svg:y2="5.6cm" draw:start-shape="id6" draw:start-glue-point="4" draw:end-shape="id3" svg:d="M6600 12900v-3650h3000v-3650" svg:viewBox="0 0 3001 7301">
          <text:p/>
        </draw:connector>
        <draw:connector draw:style-name="gr7" draw:text-style-name="P1" draw:layer="layout" svg:x1="6.6cm" svg:y1="15.2cm" svg:x2="10.25cm" svg:y2="20.8cm" draw:start-shape="id6" draw:start-glue-point="8" draw:end-shape="id5" draw:end-glue-point="0" svg:d="M6600 15200v2801h3650v2799" svg:viewBox="0 0 3651 5601">
          <text:p/>
        </draw:connector>
        <draw:connector draw:style-name="gr7" draw:text-style-name="P1" draw:layer="layout" svg:x1="12cm" svg:y1="3.7cm" svg:x2="12.8cm" svg:y2="14.4cm" draw:start-shape="id3" draw:start-glue-point="1" draw:end-shape="id1" draw:end-glue-point="6" svg:d="M12000 3700h501v5550h-202v5150h501" svg:viewBox="0 0 801 10701">
          <text:p/>
        </draw:connector>
        <draw:connector draw:style-name="gr7" draw:text-style-name="P1" draw:layer="layout" svg:x1="9.6cm" svg:y1="1.8cm" svg:x2="17.154cm" svg:y2="13.339cm" draw:start-shape="id3" draw:start-glue-point="0" draw:end-shape="id1" draw:end-glue-point="11" svg:d="M9600 1800v-501h7554v12040" svg:viewBox="0 0 7555 12041">
          <text:p/>
        </draw:connector>
        <draw:custom-shape draw:style-name="gr8" draw:text-style-name="P3" draw:layer="layout" svg:width="1.2cm" svg:height="0.6cm" svg:x="12.1cm" svg:y="4.4cm">
          <text:p text:style-name="P1">0-n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2cm" svg:height="0.6cm" svg:x="8.4cm" svg:y="1.2cm">
          <text:p text:style-name="P1">0-n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2cm" svg:height="0.6cm" svg:x="16cm" svg:y="18.5cm">
          <text:p text:style-name="P1">0-n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2cm" svg:height="0.6cm" svg:x="6cm" svg:y="3.1cm">
          <text:p text:style-name="P1">0-n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cm" svg:height="0.6cm" svg:x="8.9cm" svg:y="5.7cm">
          <text:p text:style-name="P1">0-n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cm" svg:height="0.6cm" svg:x="10.5cm" svg:y="20.1cm">
          <text:p text:style-name="P1">0-taille^2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4cm" svg:height="2cm" svg:x="12.9cm" svg:y="20.8cm">
          <text:p text:style-name="P1">1-1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4cm" svg:height="2cm" svg:x="5.7cm" svg:y="20.9cm">
          <text:p text:style-name="P1">0-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5:01:15.959000000</meta:creation-date>
    <meta:generator>LibreOffice/5.2.3.3$Windows_x86 LibreOffice_project/d54a8868f08a7b39642414cf2c8ef2f228f780cf</meta:generator>
    <dc:date>2017-05-20T18:53:29.845000000</dc:date>
    <meta:editing-duration>PT28M1S</meta:editing-duration>
    <meta:editing-cycles>3</meta:editing-cycles>
    <meta:document-statistic meta:object-count="22"/>
  </office:meta>
</office:document-meta>
</file>